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40625in"/>
    </style:style>
    <style:style style:name="co3" style:family="table-column">
      <style:table-column-properties fo:break-before="auto" style:column-width="1.28125in"/>
    </style:style>
    <style:style style:name="co4" style:family="table-column">
      <style:table-column-properties fo:break-before="auto" style:column-width="0.53125in"/>
    </style:style>
    <style:style style:name="co5" style:family="table-column">
      <style:table-column-properties fo:break-before="auto" style:column-width="2.25in"/>
    </style:style>
    <style:style style:name="co6" style:family="table-column">
      <style:table-column-properties fo:break-before="auto" style:column-width="0.4375in"/>
    </style:style>
    <style:style style:name="co7" style:family="table-column">
      <style:table-column-properties fo:break-before="auto" style:column-width="3.9270833333333335in"/>
    </style:style>
    <style:style style:name="co8" style:family="table-column">
      <style:table-column-properties fo:break-before="auto" style:column-width="0.4583333333333333in"/>
    </style:style>
    <style:style style:name="co9" style:family="table-column">
      <style:table-column-properties fo:break-before="auto" style:column-width="0.98958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EXIST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bottom="1.0pt solid #000000" fo:background-color="#BFBFBF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EXISTING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5" table:default-cell-style-name="ce15"/>
        <table:table-column table:style-name="co1" table:default-cell-style-name="ce15" table:number-columns-repeated="244"/>
        <table:table-row table:style-name="ro1">
          <table:table-cell table:style-name="ce21" office:value-type="string">
            <text:p>State</text:p>
          </table:table-cell>
          <table:table-cell table:style-name="ce21" office:value-type="string">
            <text:p>State Name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County Name</text:p>
          </table:table-cell>
          <table:table-cell table:style-name="ce21" office:value-type="string">
            <text:p>CBSA</text:p>
          </table:table-cell>
          <table:table-cell table:style-name="ce21" office:value-type="string">
            <text:p>CBSA Name</text:p>
          </table:table-cell>
          <table:table-cell table:style-name="ce21" office:value-type="string">
            <text:p>ZIP</text:p>
          </table:table-cell>
          <table:table-cell table:style-name="ce21" office:value-type="string">
            <text:p>area_rent_br0</text:p>
          </table:table-cell>
          <table:table-cell table:style-name="ce21" office:value-type="string">
            <text:p>area_rent_br1</text:p>
          </table:table-cell>
          <table:table-cell table:style-name="ce21" office:value-type="string">
            <text:p>area_rent_br2</text:p>
          </table:table-cell>
          <table:table-cell table:style-name="ce21" office:value-type="string">
            <text:p>area_rent_br3</text:p>
          </table:table-cell>
          <table:table-cell table:style-name="ce21" office:value-type="string">
            <text:p>area_rent_br4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1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520">
            <text:p>1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2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420">
            <text:p>1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3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4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11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1790">
            <text:p>17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2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23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31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32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80">
            <text:p>13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35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160">
            <text:p>11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36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37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80">
            <text:p>13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38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4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30">
            <text:p>12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42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43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850">
            <text:p>1850</text:p>
          </table:table-cell>
          <table:table-cell table:style-name="ce22" office:value-type="float" office:value="2050">
            <text:p>2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46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47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59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68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720">
            <text:p>17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69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220">
            <text:p>12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74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250">
            <text:p>1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562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3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59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30">
            <text:p>12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7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02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7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83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90">
            <text:p>11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7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7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5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7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966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20">
            <text:p>10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2922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2967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280">
            <text:p>12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483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50">
            <text:p>8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21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80">
            <text:p>7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26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33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50">
            <text:p>8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53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50">
            <text:p>8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72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74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80">
            <text:p>7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0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95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50">
            <text:p>8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1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3939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10">
            <text:p>8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1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3958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70">
            <text:p>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1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396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10">
            <text:p>8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1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3963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10">
            <text:p>8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1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4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1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22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70">
            <text:p>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1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38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90">
            <text:p>9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1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53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10">
            <text:p>8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1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93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46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810">
            <text:p>1810</text:p>
          </table:table-cell>
          <table:table-cell table:style-name="ce22" office:value-type="float" office:value="2360">
            <text:p>23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01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2130">
            <text:p>2130</text:p>
          </table:table-cell>
          <table:table-cell table:style-name="ce22" office:value-type="float" office:value="2790">
            <text:p>27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1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770">
            <text:p>1770</text:p>
          </table:table-cell>
          <table:table-cell table:style-name="ce22" office:value-type="float" office:value="2280">
            <text:p>2280</text:p>
          </table:table-cell>
          <table:table-cell table:style-name="ce22" office:value-type="float" office:value="2990">
            <text:p>29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2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710">
            <text:p>1710</text:p>
          </table:table-cell>
          <table:table-cell table:style-name="ce22" office:value-type="float" office:value="1940">
            <text:p>1940</text:p>
          </table:table-cell>
          <table:table-cell table:style-name="ce22" office:value-type="float" office:value="2500">
            <text:p>2500</text:p>
          </table:table-cell>
          <table:table-cell table:style-name="ce22" office:value-type="float" office:value="3270">
            <text:p>3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3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950">
            <text:p>2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4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2250">
            <text:p>2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5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30">
            <text:p>21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6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2170">
            <text:p>217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7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20">
            <text:p>2120</text:p>
          </table:table-cell>
          <table:table-cell table:style-name="ce22" office:value-type="float" office:value="2770">
            <text:p>2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9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10">
            <text:p>1610</text:p>
          </table:table-cell>
          <table:table-cell table:style-name="ce22" office:value-type="float" office:value="2080">
            <text:p>2080</text:p>
          </table:table-cell>
          <table:table-cell table:style-name="ce22" office:value-type="float" office:value="2720">
            <text:p>27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11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2130">
            <text:p>2130</text:p>
          </table:table-cell>
          <table:table-cell table:style-name="ce22" office:value-type="float" office:value="2790">
            <text:p>27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13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2130">
            <text:p>2130</text:p>
          </table:table-cell>
          <table:table-cell table:style-name="ce22" office:value-type="float" office:value="2790">
            <text:p>27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3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14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2130">
            <text:p>2130</text:p>
          </table:table-cell>
          <table:table-cell table:style-name="ce22" office:value-type="float" office:value="2790">
            <text:p>27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064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095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101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70">
            <text:p>8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104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121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00">
            <text:p>12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122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139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174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00">
            <text:p>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179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1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2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40">
            <text:p>9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23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60">
            <text:p>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26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36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5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30">
            <text:p>8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51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00">
            <text:p>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56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7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1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71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00">
            <text:p>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2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00">
            <text:p>10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9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64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66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20">
            <text:p>10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77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8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85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520">
            <text:p>1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90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40">
            <text:p>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3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5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75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23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422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3963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10">
            <text:p>8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1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2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4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17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28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38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90">
            <text:p>9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5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30">
            <text:p>8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51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00">
            <text:p>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54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69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10">
            <text:p>8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71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00">
            <text:p>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88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40">
            <text:p>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408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427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60">
            <text:p>11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436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438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514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535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538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546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670">
            <text:p>16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58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15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60">
            <text:p>11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47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3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69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6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3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90">
            <text:p>11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6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4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6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85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90">
            <text:p>11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36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1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2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670">
            <text:p>16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3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700">
            <text:p>17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4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40">
            <text:p>17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2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4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5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4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5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6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720">
            <text:p>17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7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03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10">
            <text:p>12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06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1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2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700">
            <text:p>17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4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6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1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8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860">
            <text:p>18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3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840">
            <text:p>1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3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5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2170">
            <text:p>217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3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1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770">
            <text:p>1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3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2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760">
            <text:p>17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3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3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3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46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810">
            <text:p>18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3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63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790">
            <text:p>17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5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7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70">
            <text:p>9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5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27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50">
            <text:p>7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5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28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30">
            <text:p>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5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31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30">
            <text:p>8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5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426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30">
            <text:p>8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27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60">
            <text:p>11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38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4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23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60">
            <text:p>11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39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901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4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936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60">
            <text:p>11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03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10">
            <text:p>12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05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24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60">
            <text:p>8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4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41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5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72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60">
            <text:p>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82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85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3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94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2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710">
            <text:p>1710</text:p>
          </table:table-cell>
          <table:table-cell table:style-name="ce22" office:value-type="float" office:value="2210">
            <text:p>2210</text:p>
          </table:table-cell>
          <table:table-cell table:style-name="ce22" office:value-type="float" office:value="2890">
            <text:p>2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21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2140">
            <text:p>2140</text:p>
          </table:table-cell>
          <table:table-cell table:style-name="ce22" office:value-type="float" office:value="2800">
            <text:p>2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24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2090">
            <text:p>2090</text:p>
          </table:table-cell>
          <table:table-cell table:style-name="ce22" office:value-type="float" office:value="2700">
            <text:p>2700</text:p>
          </table:table-cell>
          <table:table-cell table:style-name="ce22" office:value-type="float" office:value="3530">
            <text:p>35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51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620">
            <text:p>2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64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2030">
            <text:p>2030</text:p>
          </table:table-cell>
          <table:table-cell table:style-name="ce22" office:value-type="float" office:value="2650">
            <text:p>26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65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1860">
            <text:p>1860</text:p>
          </table:table-cell>
          <table:table-cell table:style-name="ce22" office:value-type="float" office:value="2400">
            <text:p>2400</text:p>
          </table:table-cell>
          <table:table-cell table:style-name="ce22" office:value-type="float" office:value="3140">
            <text:p>3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7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2170">
            <text:p>217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71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740">
            <text:p>1740</text:p>
          </table:table-cell>
          <table:table-cell table:style-name="ce22" office:value-type="float" office:value="2240">
            <text:p>2240</text:p>
          </table:table-cell>
          <table:table-cell table:style-name="ce22" office:value-type="float" office:value="2940">
            <text:p>29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9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570">
            <text:p>25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91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400">
            <text:p>2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94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1860">
            <text:p>1860</text:p>
          </table:table-cell>
          <table:table-cell table:style-name="ce22" office:value-type="float" office:value="2400">
            <text:p>2400</text:p>
          </table:table-cell>
          <table:table-cell table:style-name="ce22" office:value-type="float" office:value="3140">
            <text:p>3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03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570">
            <text:p>25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15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770">
            <text:p>1770</text:p>
          </table:table-cell>
          <table:table-cell table:style-name="ce22" office:value-type="float" office:value="2010">
            <text:p>2010</text:p>
          </table:table-cell>
          <table:table-cell table:style-name="ce22" office:value-type="float" office:value="2590">
            <text:p>2590</text:p>
          </table:table-cell>
          <table:table-cell table:style-name="ce22" office:value-type="float" office:value="3390">
            <text:p>3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27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2090">
            <text:p>2090</text:p>
          </table:table-cell>
          <table:table-cell table:style-name="ce22" office:value-type="float" office:value="2700">
            <text:p>2700</text:p>
          </table:table-cell>
          <table:table-cell table:style-name="ce22" office:value-type="float" office:value="3530">
            <text:p>35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3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950">
            <text:p>2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31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20">
            <text:p>2120</text:p>
          </table:table-cell>
          <table:table-cell table:style-name="ce22" office:value-type="float" office:value="2770">
            <text:p>2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32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2090">
            <text:p>2090</text:p>
          </table:table-cell>
          <table:table-cell table:style-name="ce22" office:value-type="float" office:value="2700">
            <text:p>2700</text:p>
          </table:table-cell>
          <table:table-cell table:style-name="ce22" office:value-type="float" office:value="3530">
            <text:p>35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33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2140">
            <text:p>2140</text:p>
          </table:table-cell>
          <table:table-cell table:style-name="ce22" office:value-type="float" office:value="2800">
            <text:p>2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35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20">
            <text:p>2120</text:p>
          </table:table-cell>
          <table:table-cell table:style-name="ce22" office:value-type="float" office:value="2770">
            <text:p>2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39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20">
            <text:p>2120</text:p>
          </table:table-cell>
          <table:table-cell table:style-name="ce22" office:value-type="float" office:value="2770">
            <text:p>2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41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740">
            <text:p>1740</text:p>
          </table:table-cell>
          <table:table-cell table:style-name="ce22" office:value-type="float" office:value="2280">
            <text:p>22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42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550">
            <text:p>25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43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2850">
            <text:p>28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44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46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810">
            <text:p>1810</text:p>
          </table:table-cell>
          <table:table-cell table:style-name="ce22" office:value-type="float" office:value="2360">
            <text:p>23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6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20">
            <text:p>2120</text:p>
          </table:table-cell>
          <table:table-cell table:style-name="ce22" office:value-type="float" office:value="2770">
            <text:p>2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66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20">
            <text:p>2120</text:p>
          </table:table-cell>
          <table:table-cell table:style-name="ce22" office:value-type="float" office:value="2770">
            <text:p>2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79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2090">
            <text:p>2090</text:p>
          </table:table-cell>
          <table:table-cell table:style-name="ce22" office:value-type="float" office:value="2730">
            <text:p>27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01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20">
            <text:p>2120</text:p>
          </table:table-cell>
          <table:table-cell table:style-name="ce22" office:value-type="float" office:value="2770">
            <text:p>2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02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2300">
            <text:p>2300</text:p>
          </table:table-cell>
          <table:table-cell table:style-name="ce22" office:value-type="float" office:value="3000">
            <text:p>30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21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20">
            <text:p>2120</text:p>
          </table:table-cell>
          <table:table-cell table:style-name="ce22" office:value-type="float" office:value="2770">
            <text:p>2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24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10">
            <text:p>161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360">
            <text:p>2360</text:p>
          </table:table-cell>
          <table:table-cell table:style-name="ce22" office:value-type="float" office:value="3090">
            <text:p>3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5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620">
            <text:p>2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51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2220">
            <text:p>2220</text:p>
          </table:table-cell>
          <table:table-cell table:style-name="ce22" office:value-type="float" office:value="2900">
            <text:p>29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52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1900">
            <text:p>1900</text:p>
          </table:table-cell>
          <table:table-cell table:style-name="ce22" office:value-type="float" office:value="2450">
            <text:p>2450</text:p>
          </table:table-cell>
          <table:table-cell table:style-name="ce22" office:value-type="float" office:value="3210">
            <text:p>32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53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1760">
            <text:p>176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580">
            <text:p>2580</text:p>
          </table:table-cell>
          <table:table-cell table:style-name="ce22" office:value-type="float" office:value="3380">
            <text:p>33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8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2370">
            <text:p>2370</text:p>
          </table:table-cell>
          <table:table-cell table:style-name="ce22" office:value-type="float" office:value="3110">
            <text:p>31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81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1760">
            <text:p>176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580">
            <text:p>2580</text:p>
          </table:table-cell>
          <table:table-cell table:style-name="ce22" office:value-type="float" office:value="3380">
            <text:p>33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82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20">
            <text:p>2120</text:p>
          </table:table-cell>
          <table:table-cell table:style-name="ce22" office:value-type="float" office:value="2770">
            <text:p>2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85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20">
            <text:p>2120</text:p>
          </table:table-cell>
          <table:table-cell table:style-name="ce22" office:value-type="float" office:value="2770">
            <text:p>2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4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2250">
            <text:p>2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7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20">
            <text:p>2120</text:p>
          </table:table-cell>
          <table:table-cell table:style-name="ce22" office:value-type="float" office:value="2770">
            <text:p>2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13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20">
            <text:p>2120</text:p>
          </table:table-cell>
          <table:table-cell table:style-name="ce22" office:value-type="float" office:value="2770">
            <text:p>2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2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880">
            <text:p>1880</text:p>
          </table:table-cell>
          <table:table-cell table:style-name="ce22" office:value-type="float" office:value="2460">
            <text:p>24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3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2330">
            <text:p>23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4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880">
            <text:p>1880</text:p>
          </table:table-cell>
          <table:table-cell table:style-name="ce22" office:value-type="float" office:value="2460">
            <text:p>24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6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600">
            <text:p>1600</text:p>
          </table:table-cell>
          <table:table-cell table:style-name="ce22" office:value-type="float" office:value="2090">
            <text:p>2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7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2030">
            <text:p>2030</text:p>
          </table:table-cell>
          <table:table-cell table:style-name="ce22" office:value-type="float" office:value="2650">
            <text:p>26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8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20">
            <text:p>2120</text:p>
          </table:table-cell>
          <table:table-cell table:style-name="ce22" office:value-type="float" office:value="2770">
            <text:p>2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9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2410">
            <text:p>24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1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800">
            <text:p>1800</text:p>
          </table:table-cell>
          <table:table-cell table:style-name="ce22" office:value-type="float" office:value="2320">
            <text:p>2320</text:p>
          </table:table-cell>
          <table:table-cell table:style-name="ce22" office:value-type="float" office:value="3040">
            <text:p>3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11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350">
            <text:p>2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12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920">
            <text:p>1920</text:p>
          </table:table-cell>
          <table:table-cell table:style-name="ce22" office:value-type="float" office:value="2520">
            <text:p>2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5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15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530">
            <text:p>2530</text:p>
          </table:table-cell>
          <table:table-cell table:style-name="ce22" office:value-type="float" office:value="3310">
            <text:p>3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06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40">
            <text:p>2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5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2410">
            <text:p>24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7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740">
            <text:p>1740</text:p>
          </table:table-cell>
          <table:table-cell table:style-name="ce22" office:value-type="float" office:value="2280">
            <text:p>22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8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40">
            <text:p>2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9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840">
            <text:p>1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7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9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40">
            <text:p>2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4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40">
            <text:p>2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44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600">
            <text:p>1600</text:p>
          </table:table-cell>
          <table:table-cell table:style-name="ce22" office:value-type="float" office:value="2090">
            <text:p>2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69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40">
            <text:p>2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1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350">
            <text:p>2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4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40">
            <text:p>2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6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40">
            <text:p>2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7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70">
            <text:p>1970</text:p>
          </table:table-cell>
          <table:table-cell table:style-name="ce22" office:value-type="float" office:value="2580">
            <text:p>2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98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2040">
            <text:p>2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06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2190">
            <text:p>21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56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3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39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40">
            <text:p>2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42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43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40">
            <text:p>2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712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740">
            <text:p>1740</text:p>
          </table:table-cell>
          <table:table-cell table:style-name="ce22" office:value-type="float" office:value="2280">
            <text:p>22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72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40">
            <text:p>2040</text:p>
          </table:table-cell>
          <table:table-cell table:style-name="ce22" office:value-type="float" office:value="2670">
            <text:p>26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728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40">
            <text:p>2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734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940">
            <text:p>19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1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742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350">
            <text:p>2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47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63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760">
            <text:p>17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74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250">
            <text:p>1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3022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303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060">
            <text:p>10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3055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220">
            <text:p>12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3084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3093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59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30">
            <text:p>12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4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55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40">
            <text:p>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59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65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67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50">
            <text:p>7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79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70">
            <text:p>8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88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50">
            <text:p>7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91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70">
            <text:p>8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92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01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02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70">
            <text:p>8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12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50">
            <text:p>7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21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220">
            <text:p>12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37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70">
            <text:p>8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51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70">
            <text:p>8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76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50">
            <text:p>7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7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84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00">
            <text:p>9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01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02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03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24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25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1830">
            <text:p>18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3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490">
            <text:p>14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37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090">
            <text:p>1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45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990">
            <text:p>9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54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490">
            <text:p>14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55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56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1700">
            <text:p>17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6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63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360">
            <text:p>13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86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93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24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28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90">
            <text:p>1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34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36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47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50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60">
            <text:p>10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67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1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315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03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50">
            <text:p>1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5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80">
            <text:p>16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61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62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60">
            <text:p>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72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00">
            <text:p>13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07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50">
            <text:p>1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28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49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20">
            <text:p>10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78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50">
            <text:p>1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3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84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50">
            <text:p>1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38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39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2010">
            <text:p>2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59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800">
            <text:p>1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63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65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84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93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10">
            <text:p>12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02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03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7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2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46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2050">
            <text:p>2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53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6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3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720">
            <text:p>17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5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8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9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23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9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35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160">
            <text:p>11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9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36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9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4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30">
            <text:p>12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9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68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720">
            <text:p>17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79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73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420">
            <text:p>1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546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670">
            <text:p>16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05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15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60">
            <text:p>11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24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47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59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800">
            <text:p>1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69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02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1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670">
            <text:p>16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6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700">
            <text:p>17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46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2050">
            <text:p>2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92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3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90">
            <text:p>11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59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800">
            <text:p>1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670">
            <text:p>16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75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5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2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3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6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690">
            <text:p>16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7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8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9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1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3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720">
            <text:p>17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8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5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87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94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04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14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15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60">
            <text:p>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20">
            <text:p>1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87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51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66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3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98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5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89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1960">
            <text:p>1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5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68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5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85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5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88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810">
            <text:p>18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437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514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56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23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60">
            <text:p>8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85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91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08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26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60">
            <text:p>8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48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49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40">
            <text:p>9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56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61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097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77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1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09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1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69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1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86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1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06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1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77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1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81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05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2140">
            <text:p>2140</text:p>
          </table:table-cell>
          <table:table-cell table:style-name="ce22" office:value-type="float" office:value="2800">
            <text:p>2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7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740">
            <text:p>1740</text:p>
          </table:table-cell>
          <table:table-cell table:style-name="ce22" office:value-type="float" office:value="2280">
            <text:p>22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8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2140">
            <text:p>2140</text:p>
          </table:table-cell>
          <table:table-cell table:style-name="ce22" office:value-type="float" office:value="2800">
            <text:p>2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2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710">
            <text:p>1710</text:p>
          </table:table-cell>
          <table:table-cell table:style-name="ce22" office:value-type="float" office:value="2210">
            <text:p>2210</text:p>
          </table:table-cell>
          <table:table-cell table:style-name="ce22" office:value-type="float" office:value="2890">
            <text:p>2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29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2140">
            <text:p>2140</text:p>
          </table:table-cell>
          <table:table-cell table:style-name="ce22" office:value-type="float" office:value="2800">
            <text:p>2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2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740">
            <text:p>1740</text:p>
          </table:table-cell>
          <table:table-cell table:style-name="ce22" office:value-type="float" office:value="2280">
            <text:p>22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5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2170">
            <text:p>217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41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950">
            <text:p>2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47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2090">
            <text:p>2090</text:p>
          </table:table-cell>
          <table:table-cell table:style-name="ce22" office:value-type="float" office:value="2730">
            <text:p>27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48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1880">
            <text:p>1880</text:p>
          </table:table-cell>
          <table:table-cell table:style-name="ce22" office:value-type="float" office:value="2430">
            <text:p>2430</text:p>
          </table:table-cell>
          <table:table-cell table:style-name="ce22" office:value-type="float" office:value="3170">
            <text:p>31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52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20">
            <text:p>2120</text:p>
          </table:table-cell>
          <table:table-cell table:style-name="ce22" office:value-type="float" office:value="2770">
            <text:p>2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58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59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2140">
            <text:p>2140</text:p>
          </table:table-cell>
          <table:table-cell table:style-name="ce22" office:value-type="float" office:value="2800">
            <text:p>2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64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2030">
            <text:p>2030</text:p>
          </table:table-cell>
          <table:table-cell table:style-name="ce22" office:value-type="float" office:value="2650">
            <text:p>26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65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1860">
            <text:p>1860</text:p>
          </table:table-cell>
          <table:table-cell table:style-name="ce22" office:value-type="float" office:value="2400">
            <text:p>2400</text:p>
          </table:table-cell>
          <table:table-cell table:style-name="ce22" office:value-type="float" office:value="3140">
            <text:p>3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66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2130">
            <text:p>2130</text:p>
          </table:table-cell>
          <table:table-cell table:style-name="ce22" office:value-type="float" office:value="2790">
            <text:p>27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75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810">
            <text:p>1810</text:p>
          </table:table-cell>
          <table:table-cell table:style-name="ce22" office:value-type="float" office:value="2360">
            <text:p>23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76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570">
            <text:p>25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950">
            <text:p>2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4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2140">
            <text:p>2140</text:p>
          </table:table-cell>
          <table:table-cell table:style-name="ce22" office:value-type="float" office:value="2800">
            <text:p>2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9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2140">
            <text:p>2140</text:p>
          </table:table-cell>
          <table:table-cell table:style-name="ce22" office:value-type="float" office:value="2800">
            <text:p>2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97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2140">
            <text:p>2140</text:p>
          </table:table-cell>
          <table:table-cell table:style-name="ce22" office:value-type="float" office:value="2800">
            <text:p>2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7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66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2140">
            <text:p>2140</text:p>
          </table:table-cell>
          <table:table-cell table:style-name="ce22" office:value-type="float" office:value="2800">
            <text:p>2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942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947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2974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15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60">
            <text:p>11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24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65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84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93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10">
            <text:p>12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02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7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0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92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21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25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35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45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5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80">
            <text:p>16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56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64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66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68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076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860">
            <text:p>18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09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19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25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28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3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38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15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63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59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50">
            <text:p>1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6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300">
            <text:p>13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7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50">
            <text:p>1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73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90">
            <text:p>1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87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70">
            <text:p>9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28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90">
            <text:p>1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38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41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110">
            <text:p>11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49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110">
            <text:p>11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62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347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2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22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00">
            <text:p>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38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49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70">
            <text:p>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52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58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00">
            <text:p>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64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67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80">
            <text:p>13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69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220">
            <text:p>12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71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76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464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483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521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553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562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581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5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4599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7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11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7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089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780">
            <text:p>17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7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1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670">
            <text:p>16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7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24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7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4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7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41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1850">
            <text:p>18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27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81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054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960">
            <text:p>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069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20">
            <text:p>7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137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80">
            <text:p>7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139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80">
            <text:p>7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161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80">
            <text:p>7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27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20">
            <text:p>7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30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80">
            <text:p>7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31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20">
            <text:p>7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4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40">
            <text:p>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41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30">
            <text:p>8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49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20">
            <text:p>7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57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50">
            <text:p>7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63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50">
            <text:p>7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65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80">
            <text:p>7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66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90">
            <text:p>7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69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80">
            <text:p>7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86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00">
            <text:p>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92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80">
            <text:p>7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94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80">
            <text:p>7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3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97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80">
            <text:p>7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5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2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670">
            <text:p>16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5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3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700">
            <text:p>17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5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2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5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39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5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6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01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760">
            <text:p>1760</text:p>
          </table:table-cell>
          <table:table-cell table:style-name="ce22" office:value-type="float" office:value="2100">
            <text:p>2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05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60">
            <text:p>8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42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720">
            <text:p>17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90">
            <text:p>11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75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4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81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09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400">
            <text:p>2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1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880">
            <text:p>1880</text:p>
          </table:table-cell>
          <table:table-cell table:style-name="ce22" office:value-type="float" office:value="2460">
            <text:p>24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2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40">
            <text:p>2040</text:p>
          </table:table-cell>
          <table:table-cell table:style-name="ce22" office:value-type="float" office:value="2670">
            <text:p>26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9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6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1800">
            <text:p>1800</text:p>
          </table:table-cell>
          <table:table-cell table:style-name="ce22" office:value-type="float" office:value="2040">
            <text:p>2040</text:p>
          </table:table-cell>
          <table:table-cell table:style-name="ce22" office:value-type="float" office:value="2630">
            <text:p>2630</text:p>
          </table:table-cell>
          <table:table-cell table:style-name="ce22" office:value-type="float" office:value="3440">
            <text:p>34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37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43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920">
            <text:p>1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55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920">
            <text:p>1920</text:p>
          </table:table-cell>
          <table:table-cell table:style-name="ce22" office:value-type="float" office:value="2520">
            <text:p>2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69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450">
            <text:p>2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1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350">
            <text:p>2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87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70">
            <text:p>1970</text:p>
          </table:table-cell>
          <table:table-cell table:style-name="ce22" office:value-type="float" office:value="2580">
            <text:p>2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98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2040">
            <text:p>2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25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2020">
            <text:p>2020</text:p>
          </table:table-cell>
          <table:table-cell table:style-name="ce22" office:value-type="float" office:value="2610">
            <text:p>2610</text:p>
          </table:table-cell>
          <table:table-cell table:style-name="ce22" office:value-type="float" office:value="3410">
            <text:p>34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26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770">
            <text:p>1770</text:p>
          </table:table-cell>
          <table:table-cell table:style-name="ce22" office:value-type="float" office:value="2310">
            <text:p>2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25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2260">
            <text:p>2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34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350">
            <text:p>2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72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790">
            <text:p>17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91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92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990">
            <text:p>1990</text:p>
          </table:table-cell>
          <table:table-cell table:style-name="ce22" office:value-type="float" office:value="2600">
            <text:p>2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3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93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940">
            <text:p>1940</text:p>
          </table:table-cell>
          <table:table-cell table:style-name="ce22" office:value-type="float" office:value="2530">
            <text:p>25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58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84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26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110">
            <text:p>11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32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41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110">
            <text:p>11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301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313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324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55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347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2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00">
            <text:p>10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4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5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30">
            <text:p>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8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9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2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90">
            <text:p>1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59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65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7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70">
            <text:p>9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79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90">
            <text:p>1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87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20">
            <text:p>8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01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5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75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1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79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00">
            <text:p>9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01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300">
            <text:p>13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02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090">
            <text:p>1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11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12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090">
            <text:p>1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15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2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21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940">
            <text:p>9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27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3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31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32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34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780">
            <text:p>7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4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570">
            <text:p>15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41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44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46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49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5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53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XX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4441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447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5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4486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080">
            <text:p>1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02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21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70">
            <text:p>8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3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70">
            <text:p>8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44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70">
            <text:p>8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45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70">
            <text:p>8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5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70">
            <text:p>8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51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70">
            <text:p>8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58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71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6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90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01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870">
            <text:p>18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07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2080">
            <text:p>2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08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570">
            <text:p>25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08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34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300">
            <text:p>13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51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53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2250">
            <text:p>2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67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2180">
            <text:p>2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570">
            <text:p>15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96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2180">
            <text:p>2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3015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80">
            <text:p>13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3024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7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3117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860">
            <text:p>18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134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350">
            <text:p>2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05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2330">
            <text:p>23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06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2190">
            <text:p>21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54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920">
            <text:p>1920</text:p>
          </table:table-cell>
          <table:table-cell table:style-name="ce22" office:value-type="float" office:value="2520">
            <text:p>2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556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7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728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40">
            <text:p>2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20">
            <text:p>1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39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42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90">
            <text:p>1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46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60">
            <text:p>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66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81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70">
            <text:p>11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83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88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9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1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899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90">
            <text:p>1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60">
            <text:p>8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7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42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720">
            <text:p>17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47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67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70">
            <text:p>10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78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82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84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88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50">
            <text:p>10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9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91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3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97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1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23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520">
            <text:p>1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3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42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45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300">
            <text:p>13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4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520">
            <text:p>1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55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520">
            <text:p>1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57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840">
            <text:p>1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87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663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790">
            <text:p>17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02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1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90">
            <text:p>9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11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36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70">
            <text:p>11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58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7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319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34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70">
            <text:p>8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361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70">
            <text:p>8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1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37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70">
            <text:p>8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85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88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810">
            <text:p>18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2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80">
            <text:p>16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3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760">
            <text:p>17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850">
            <text:p>18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5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740">
            <text:p>1740</text:p>
          </table:table-cell>
          <table:table-cell table:style-name="ce22" office:value-type="float" office:value="2090">
            <text:p>2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9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91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2040">
            <text:p>2040</text:p>
          </table:table-cell>
          <table:table-cell table:style-name="ce22" office:value-type="float" office:value="2460">
            <text:p>24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92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710">
            <text:p>1710</text:p>
          </table:table-cell>
          <table:table-cell table:style-name="ce22" office:value-type="float" office:value="2060">
            <text:p>20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93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1990">
            <text:p>19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1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96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1960">
            <text:p>1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6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2170">
            <text:p>2170</text:p>
          </table:table-cell>
          <table:table-cell table:style-name="ce22" office:value-type="float" office:value="2840">
            <text:p>2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1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820">
            <text:p>1820</text:p>
          </table:table-cell>
          <table:table-cell table:style-name="ce22" office:value-type="float" office:value="2380">
            <text:p>23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2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880">
            <text:p>1880</text:p>
          </table:table-cell>
          <table:table-cell table:style-name="ce22" office:value-type="float" office:value="2460">
            <text:p>24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4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880">
            <text:p>1880</text:p>
          </table:table-cell>
          <table:table-cell table:style-name="ce22" office:value-type="float" office:value="2460">
            <text:p>24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05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30">
            <text:p>21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11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350">
            <text:p>2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12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920">
            <text:p>1920</text:p>
          </table:table-cell>
          <table:table-cell table:style-name="ce22" office:value-type="float" office:value="2520">
            <text:p>2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0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314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2090">
            <text:p>2090</text:p>
          </table:table-cell>
          <table:table-cell table:style-name="ce22" office:value-type="float" office:value="2730">
            <text:p>27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15</text:p>
          </table:table-cell>
          <table:table-cell table:style-name="ce22" office:value-type="string">
            <text:p>Bedford ci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23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60">
            <text:p>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20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01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60">
            <text:p>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20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24202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40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1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520">
            <text:p>15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40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2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420">
            <text:p>1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40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3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40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22904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2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810">
            <text:p>18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21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760">
            <text:p>17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22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2040">
            <text:p>2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23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630">
            <text:p>16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24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25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810">
            <text:p>18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5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160">
            <text:p>21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64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1990">
            <text:p>19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23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50">
            <text:p>1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50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703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80">
            <text:p>16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70</text:p>
          </table:table-cell>
          <table:table-cell table:style-name="ce22" office:value-type="string">
            <text:p>Colonial Heights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34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90</text:p>
          </table:table-cell>
          <table:table-cell table:style-name="ce22" office:value-type="string">
            <text:p>Danville ci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4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40">
            <text:p>8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90</text:p>
          </table:table-cell>
          <table:table-cell table:style-name="ce22" office:value-type="string">
            <text:p>Danville ci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41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30">
            <text:p>8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590</text:p>
          </table:table-cell>
          <table:table-cell table:style-name="ce22" office:value-type="string">
            <text:p>Danville city</text:p>
          </table:table-cell>
          <table:table-cell table:style-name="ce22" office:value-type="float" office:value="19260">
            <text:p>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24586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00">
            <text:p>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00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3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950">
            <text:p>2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00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31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2120">
            <text:p>2120</text:p>
          </table:table-cell>
          <table:table-cell table:style-name="ce22" office:value-type="float" office:value="2770">
            <text:p>27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00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32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2090">
            <text:p>2090</text:p>
          </table:table-cell>
          <table:table-cell table:style-name="ce22" office:value-type="float" office:value="2700">
            <text:p>2700</text:p>
          </table:table-cell>
          <table:table-cell table:style-name="ce22" office:value-type="float" office:value="3530">
            <text:p>35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10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42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550">
            <text:p>25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10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44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10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046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810">
            <text:p>1810</text:p>
          </table:table-cell>
          <table:table-cell table:style-name="ce22" office:value-type="float" office:value="2360">
            <text:p>23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10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05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30">
            <text:p>21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10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213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990">
            <text:p>1990</text:p>
          </table:table-cell>
          <table:table-cell table:style-name="ce22" office:value-type="float" office:value="2600">
            <text:p>2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30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01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870">
            <text:p>18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30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07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2080">
            <text:p>2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30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2408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570">
            <text:p>25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5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5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1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20">
            <text:p>1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3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4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20">
            <text:p>1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5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740">
            <text:p>1740</text:p>
          </table:table-cell>
          <table:table-cell table:style-name="ce22" office:value-type="float" office:value="2090">
            <text:p>2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6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630">
            <text:p>16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7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70">
            <text:p>15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50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9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60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01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300">
            <text:p>13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60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02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090">
            <text:p>1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60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22807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70">
            <text:p>11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70</text:p>
          </table:table-cell>
          <table:table-cell table:style-name="ce22" office:value-type="string">
            <text:p>Hopewell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90">
            <text:p>11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70</text:p>
          </table:table-cell>
          <table:table-cell table:style-name="ce22" office:value-type="string">
            <text:p>Hopewell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75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0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1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0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2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0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40">
            <text:p>9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0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04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0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24551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00">
            <text:p>8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3</text:p>
          </table:table-cell>
          <table:table-cell table:style-name="ce22" office:value-type="string">
            <text:p>Manassas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09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400">
            <text:p>2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3</text:p>
          </table:table-cell>
          <table:table-cell table:style-name="ce22" office:value-type="string">
            <text:p>Manassas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5</text:p>
          </table:table-cell>
          <table:table-cell table:style-name="ce22" office:value-type="string">
            <text:p>Manassas Park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685</text:p>
          </table:table-cell>
          <table:table-cell table:style-name="ce22" office:value-type="string">
            <text:p>Manassas Park city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SA</text:p>
          </table:table-cell>
          <table:table-cell table:style-name="ce22" office:value-type="string">
            <text:p>20111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880">
            <text:p>1880</text:p>
          </table:table-cell>
          <table:table-cell table:style-name="ce22" office:value-type="float" office:value="2460">
            <text:p>24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2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80">
            <text:p>16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3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760">
            <text:p>17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4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2030">
            <text:p>20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5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6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70">
            <text:p>15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7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08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1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20">
            <text:p>1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00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6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630">
            <text:p>16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02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03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04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30">
            <text:p>13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05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07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08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80">
            <text:p>13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09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1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00">
            <text:p>16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11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940">
            <text:p>1940</text:p>
          </table:table-cell>
          <table:table-cell table:style-name="ce22" office:value-type="float" office:value="2340">
            <text:p>2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13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17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18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23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50">
            <text:p>12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10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51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30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03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10">
            <text:p>12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30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05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30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875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35</text:p>
          </table:table-cell>
          <table:table-cell table:style-name="ce22" office:value-type="string">
            <text:p>Poquoson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66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850">
            <text:p>18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40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21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760">
            <text:p>17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40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701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40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702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40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703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80">
            <text:p>16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40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704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40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707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40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708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40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709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50</text:p>
          </table:table-cell>
          <table:table-cell table:style-name="ce22" office:value-type="string">
            <text:p>Radford ci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073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90">
            <text:p>10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50</text:p>
          </table:table-cell>
          <table:table-cell table:style-name="ce22" office:value-type="string">
            <text:p>Radford ci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41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110">
            <text:p>11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50</text:p>
          </table:table-cell>
          <table:table-cell table:style-name="ce22" office:value-type="string">
            <text:p>Radford city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SA</text:p>
          </table:table-cell>
          <table:table-cell table:style-name="ce22" office:value-type="string">
            <text:p>24142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13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700">
            <text:p>17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173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19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1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2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3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4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5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6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690">
            <text:p>16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7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29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1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4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60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SA</text:p>
          </table:table-cell>
          <table:table-cell table:style-name="ce22" office:value-type="string">
            <text:p>23235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1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70">
            <text:p>9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2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00">
            <text:p>10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3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4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5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30">
            <text:p>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6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70">
            <text:p>8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7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8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0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9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5</text:p>
          </table:table-cell>
          <table:table-cell table:style-name="ce22" office:value-type="string">
            <text:p>Salem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7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5</text:p>
          </table:table-cell>
          <table:table-cell table:style-name="ce22" office:value-type="string">
            <text:p>Salem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018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775</text:p>
          </table:table-cell>
          <table:table-cell table:style-name="ce22" office:value-type="string">
            <text:p>Salem city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SA</text:p>
          </table:table-cell>
          <table:table-cell table:style-name="ce22" office:value-type="string">
            <text:p>2415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15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60">
            <text:p>9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321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760">
            <text:p>17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20">
            <text:p>14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2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20">
            <text:p>102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3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910">
            <text:p>19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4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5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160">
            <text:p>21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6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7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70">
            <text:p>11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38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710">
            <text:p>1710</text:p>
          </table:table-cell>
          <table:table-cell table:style-name="ce22" office:value-type="float" office:value="2060">
            <text:p>20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87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00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703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80">
            <text:p>16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1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880">
            <text:p>18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2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00">
            <text:p>19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3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2030">
            <text:p>20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4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850">
            <text:p>185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5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00">
            <text:p>19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6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2040">
            <text:p>2040</text:p>
          </table:table-cell>
          <table:table-cell table:style-name="ce22" office:value-type="float" office:value="2460">
            <text:p>24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7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40">
            <text:p>11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59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2080">
            <text:p>20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6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600">
            <text:p>1600</text:p>
          </table:table-cell>
          <table:table-cell table:style-name="ce22" office:value-type="float" office:value="1930">
            <text:p>1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61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600">
            <text:p>1600</text:p>
          </table:table-cell>
          <table:table-cell table:style-name="ce22" office:value-type="float" office:value="1930">
            <text:p>193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62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00">
            <text:p>190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464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1990">
            <text:p>199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18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10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521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2040">
            <text:p>2040</text:p>
          </table:table-cell>
          <table:table-cell table:style-name="ce22" office:value-type="float" office:value="2460">
            <text:p>24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30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85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30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87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80">
            <text:p>168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30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23188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810">
            <text:p>181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40</text:p>
          </table:table-cell>
          <table:table-cell table:style-name="ce22" office:value-type="string">
            <text:p>Winchester ci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01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2" office:value-type="string">
            <text:p>51</text:p>
          </table:table-cell>
          <table:table-cell table:style-name="ce22" office:value-type="string">
            <text:p>Virginia</text:p>
          </table:table-cell>
          <table:table-cell table:style-name="ce22" office:value-type="string">
            <text:p>840</text:p>
          </table:table-cell>
          <table:table-cell table:style-name="ce22" office:value-type="string">
            <text:p>Winchester city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22602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350">
            <text:p>1350</text:p>
          </table:table-cell>
        </table:table-row>
      </table:table>
      <table:named-expressions>
        <table:named-expression table:name="EXISTING" table:base-cell-address="$EXISTING.$A$1" table:expression="[EXISTING.$A$1:.$L$82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ISTING" style:display-name="PageStyle_EXISTING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